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style:font-name="TakaoPGothic" fo:font-size="22pt" style:font-size-asian="22pt" style:font-size-complex="22pt"/>
    </style:style>
    <style:style style:name="P2" style:family="paragraph">
      <loext:graphic-properties draw:fill="solid" draw:fill-color="#00599d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akaoPGothic" fo:font-size="22pt" fo:font-style="normal" fo:text-shadow="none" style:text-underline-style="none" fo:font-weight="normal" style:letter-kerning="true" style:font-name-asian="MS Gothic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style:font-name="TakaoPGothic"/>
    </style:style>
    <style:style style:name="P4" style:family="paragraph">
      <loext:graphic-properties draw:fill="solid" draw:fill-color="#ffffff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akaoPGothic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TakaoPGothic" fo:font-size="22pt" fo:font-style="normal" fo:text-shadow="none" style:text-underline-style="none" fo:font-weight="normal" style:letter-kerning="true" style:font-name-asian="MS Gothic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TakaoPGothic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00599d" draw:textarea-horizontal-align="center" draw:textarea-vertical-align="middle" draw:auto-grow-height="false" draw:fit-to-size="false" style:shrink-to-fit="false" fo:min-height="7.0764in" fo:min-width="7.9929in" fo:padding-top="0.0516in" fo:padding-bottom="0.0516in" fo:padding-left="0.0984in" fo:padding-right="0.0984in" fo:wrap-option="wrap" draw:shadow="visible" draw:shadow-offset-x="0in" draw:shadow-offset-y="0in" draw:shadow-color="#ffffff" draw:shadow-opacity="100%" style:run-through="foreground" style:wrap="run-through" style:number-wrapped-paragraphs="no-limit" style:vertical-pos="from-top" style:vertical-rel="paragraph-content" style:horizontal-pos="from-left" style:horizontal-rel="paragraph-content"/>
    </style:style>
    <style:style style:name="gr2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2.8839in" fo:min-width="6.1575in" fo:padding-top="0.0516in" fo:padding-bottom="0.0516in" fo:padding-left="0.0984in" fo:padding-right="0.0984in" fo:wrap-option="wrap" draw:shadow="visible" draw:shadow-offset-x="0in" draw:shadow-offset-y="0in" draw:shadow-color="#ffffff" draw:shadow-opacity="100%" style:run-through="foreground" style:wrap="run-through" style:number-wrapped-paragraphs="no-limit" style:vertical-pos="from-top" style:vertical-rel="paragraph-content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1" draw:style-name="gr2" draw:text-style-name="P4" svg:width="6.3543in" svg:height="2.9862in" svg:x="0.4402in" svg:y="1.802in"><text:p text:style-name="P3"><text:span text:style-name="T2">PHYSICAL DISTANCING</text:span></text:p><draw:enhanced-geometry svg:viewBox="0 0 21600 21600" draw:text-areas="0 0 21600 21600" draw:text-path="true" draw:text-path-mode="shape" draw:text-path-scale="path" draw:text-path-same-letter-heights="false" draw:type="fontwork-arch-up-curve" draw:modifiers="177.604037573848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draw:custom-shape text:anchor-type="paragraph" draw:z-index="0" draw:style-name="gr1" draw:text-style-name="P2" svg:width="8.1898in" svg:height="7.1787in" svg:x="-0.2402in" svg:y="-0.1854in"><text:p text:style-name="P1"><text:span text:style-name="T1">SOCIAL BONDING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3.77641631175059 4641.78992989742" draw:enhanced-path="A ?f5 ?f5 ?f11 ?f11 ?f10 ?f9 ?f8 ?f9 N A 0 0 21600 21600 ?f4 ?f3 ?f2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?f5 *cos($0 *(pi/180))"/><draw:equation draw:name="f7" draw:formula="?f5 *sin($0 *(pi/180))"/><draw:equation draw:name="f8" draw:formula="?f6 +10800"/><draw:equation draw:name="f9" draw:formula="?f7 +10800"/><draw:equation draw:name="f10" draw:formula="21600-?f8 "/><draw:equation draw:name="f11" draw:formula="21600-?f5 "/><draw:handle draw:handle-position="$1 $0" draw:handle-polar="10800 10800" draw:handle-radius-range-minimum="0" draw:handle-radius-range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23:39:44.977091324</meta:creation-date>
    <dc:date>2020-04-13T23:56:45.203447302</dc:date>
    <meta:editing-duration>PT6M3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